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7720000086E00000165EABFED1BDCA8E18C.svg" manifest:media-type="image/svg+xml"/>
  <manifest:file-entry manifest:full-path="Pictures/10000001000000520000000BC20F94289CBF172D.png" manifest:media-type="image/png"/>
  <manifest:file-entry manifest:full-path="Pictures/100030A60000086E00000120FF8AD4DA40CAA155.svg" manifest:media-type="image/svg+xml"/>
  <manifest:file-entry manifest:full-path="Pictures/1000000100000BB800000BB81AB5C26A8E9D9011.png" manifest:media-type="image/png"/>
  <manifest:file-entry manifest:full-path="Pictures/1000000100000BB800000BB8D8FD0E72165B356B.png" manifest:media-type="image/png"/>
  <manifest:file-entry manifest:full-path="Pictures/1000000100000BB800000BB8A8670F500118A15A.png" manifest:media-type="image/png"/>
  <manifest:file-entry manifest:full-path="Pictures/1000000100001770000005DC1841DB8289CE8E6F.png" manifest:media-type="image/png"/>
  <manifest:file-entry manifest:full-path="Pictures/1000000100001770000005DC222C80498EEB61E6.png" manifest:media-type="image/png"/>
  <manifest:file-entry manifest:full-path="Pictures/100000010000082A000002455880E82456F9F038.png" manifest:media-type="image/png"/>
  <manifest:file-entry manifest:full-path="Pictures/10000001000000520000000EBF516C470FACCF50.png" manifest:media-type="image/png"/>
  <manifest:file-entry manifest:full-path="Pictures/100000010000000A0000000B9008E111B7215863.png" manifest:media-type="image/png"/>
  <manifest:file-entry manifest:full-path="Pictures/100000010000020F0000046C8933478CCE9BBE50.png" manifest:media-type="image/png"/>
  <manifest:file-entry manifest:full-path="Pictures/10000A3A000000FD000001163806A9D3C787D159.svg" manifest:media-type="image/svg+xml"/>
  <manifest:file-entry manifest:full-path="Pictures/100000010000000A0000000AD954F0C46C373BAB.png" manifest:media-type="image/png"/>
  <manifest:file-entry manifest:full-path="Pictures/10000001000002120000046CB5DD178242245A22.png" manifest:media-type="image/png"/>
  <manifest:file-entry manifest:full-path="Pictures/100000010000025B0000023F6DB7716FBA673DE3.png" manifest:media-type="image/png"/>
  <manifest:file-entry manifest:full-path="Pictures/10000001000002100000046C1054232496D1A39F.png" manifest:media-type="image/png"/>
  <manifest:file-entry manifest:full-path="Pictures/10000001000002120000046C67AAB481B53DEA18.png" manifest:media-type="image/png"/>
  <manifest:file-entry manifest:full-path="Pictures/100007150000010E0000012BF33DA8C46BC5FC38.svg" manifest:media-type="image/svg+xml"/>
  <manifest:file-entry manifest:full-path="Pictures/10000001000002120000046C00898909379E01C0.png" manifest:media-type="image/png"/>
  <manifest:file-entry manifest:full-path="Pictures/100000010000020F0000046CE980532E2C28CD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068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xperimental data</text:p>
          </draw:text-box>
        </draw:frame>
        <draw:frame draw:style-name="gr2" draw:text-style-name="P3" draw:layer="layout" svg:width="27.999cm" svg:height="6.999cm" svg:x="0cm" svg:y="2.809cm">
          <draw:image xlink:href="Pictures/1000000100001770000005DC1841DB8289CE8E6F.png" xlink:type="simple" xlink:show="embed" xlink:actuate="onLoad" draw:mime-type="image/png">
            <text:p/>
          </draw:image>
        </draw:frame>
        <draw:frame draw:style-name="gr2" draw:text-style-name="P3" draw:layer="layout" svg:width="27.999cm" svg:height="6.999cm" svg:x="-0.113cm" svg:y="8.996cm">
          <draw:image xlink:href="Pictures/1000000100001770000005DC222C80498EEB61E6.png" xlink:type="simple" xlink:show="embed" xlink:actuate="onLoad" draw:mime-type="image/png">
            <text:p/>
          </draw:image>
        </draw:frame>
        <draw:custom-shape draw:style-name="gr3" draw:text-style-name="P4" draw:layer="layout" svg:width="0.407cm" svg:height="0.448cm" svg:x="9.951cm" svg:y="12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7cm" svg:height="0.346cm" svg:x="6.329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nnealing</text:p>
          </draw:text-box>
        </draw:frame>
        <draw:frame draw:style-name="gr2" draw:text-style-name="P3" draw:layer="layout" svg:width="17.694cm" svg:height="4.918cm" svg:x="3.806cm" svg:y="4.733cm">
          <draw:image xlink:href="Pictures/100000010000082A000002455880E82456F9F0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dexing</text:p>
          </draw:text-box>
        </draw:frame>
        <draw:line draw:style-name="gr5" draw:text-style-name="P3" draw:layer="layout" svg:x1="6.025cm" svg:y1="7.897cm" svg:x2="17.381cm" svg:y2="7.897cm">
          <text:p/>
        </draw:line>
        <draw:line draw:style-name="gr5" draw:text-style-name="P3" draw:layer="layout" svg:x1="7.965cm" svg:y1="7.436cm" svg:x2="7.938cm" svg:y2="8.398cm">
          <text:p/>
        </draw:line>
        <draw:line draw:style-name="gr5" draw:text-style-name="P3" draw:layer="layout" svg:x1="11.587cm" svg:y1="7.38cm" svg:x2="11.56cm" svg:y2="8.342cm">
          <text:p/>
        </draw:line>
        <draw:line draw:style-name="gr5" draw:text-style-name="P3" draw:layer="layout" svg:x1="15.625cm" svg:y1="7.464cm" svg:x2="15.598cm" svg:y2="8.426cm">
          <text:p/>
        </draw:line>
        <draw:custom-shape draw:style-name="gr4" draw:text-style-name="P4" draw:layer="layout" svg:width="0.316cm" svg:height="0.308cm" svg:x="12.162cm" svg:y="6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6§latex§$t_1$§svg§600§FALSE§</svg:desc>
          <draw:frame draw:style-name="gr2" draw:text-style-name="P3" draw:layer="layout" svg:width="0.7cm" svg:height="0.777cm" svg:x="7.62cm" svg:y="8.754cm">
            <draw:image xlink:href="Pictures/100007150000010E0000012BF33DA8C46BC5FC38.svg" xlink:type="simple" xlink:show="embed" xlink:actuate="onLoad" draw:mime-type="image/svg+xml">
              <text:p/>
            </draw:image>
            <draw:image xlink:href="Pictures/100000010000000A0000000B9008E111B7215863.png" xlink:type="simple" xlink:show="embed" xlink:actuate="onLoad" draw:mime-type="image/png"/>
          </draw:frame>
        </draw:g>
        <draw:g>
          <svg:title>TexMaths</svg:title>
          <svg:desc>16§latex§$t_3$§svg§600§FALSE§</svg:desc>
          <draw:frame draw:style-name="gr2" draw:text-style-name="P3" draw:layer="layout" svg:width="0.581cm" svg:height="0.639cm" svg:x="15.323cm" svg:y="8.844cm">
            <draw:image xlink:href="Pictures/10000A3A000000FD000001163806A9D3C787D159.svg" xlink:type="simple" xlink:show="embed" xlink:actuate="onLoad" draw:mime-type="image/svg+xml">
              <text:p/>
            </draw:image>
            <draw:image xlink:href="Pictures/100000010000000A0000000AD954F0C46C373BAB.png" xlink:type="simple" xlink:show="embed" xlink:actuate="onLoad" draw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olving</text:p>
          </draw:text-box>
        </draw:frame>
        <draw:frame draw:style-name="gr2" draw:text-style-name="P3" draw:layer="layout" svg:width="5.744cm" svg:height="12.316cm" svg:x="15.953cm" svg:y="3.433cm">
          <draw:image xlink:href="Pictures/10000001000002100000046C1054232496D1A39F.png" xlink:type="simple" xlink:show="embed" xlink:actuate="onLoad" draw:mime-type="image/png">
            <text:p/>
          </draw:image>
        </draw:frame>
        <draw:frame draw:style-name="gr2" draw:text-style-name="P3" draw:layer="layout" svg:width="5.766cm" svg:height="12.316cm" svg:x="0.865cm" svg:y="3.434cm">
          <draw:image xlink:href="Pictures/10000001000002120000046CB5DD178242245A22.png" xlink:type="simple" xlink:show="embed" xlink:actuate="onLoad" draw:mime-type="image/png">
            <text:p/>
          </draw:image>
        </draw:frame>
        <draw:frame draw:style-name="gr2" draw:text-style-name="P3" draw:layer="layout" svg:width="5.766cm" svg:height="12.316cm" svg:x="6.631cm" svg:y="3.433cm">
          <draw:image xlink:href="Pictures/10000001000002120000046C67AAB481B53DEA18.png" xlink:type="simple" xlink:show="embed" xlink:actuate="onLoad" draw:mime-type="image/png">
            <text:p/>
          </draw:image>
        </draw:frame>
        <draw:frame draw:style-name="gr6" draw:text-style-name="P5" draw:layer="layout" svg:width="5.072cm" svg:height="0.962cm" svg:x="1.4cm" svg:y="2.035cm">
          <draw:text-box>
            <text:p>M = 10</text:p>
          </draw:text-box>
        </draw:frame>
        <draw:frame draw:style-name="gr6" draw:text-style-name="P5" draw:layer="layout" svg:width="5.072cm" svg:height="0.962cm" svg:x="7.587cm" svg:y="2.035cm">
          <draw:text-box>
            <text:p>M = 20</text:p>
          </draw:text-box>
        </draw:frame>
        <draw:frame draw:style-name="gr7" draw:text-style-name="P5" draw:layer="layout" svg:width="8.695cm" svg:height="2.384cm" svg:x="17.356cm" svg:y="2.539cm">
          <draw:text-box>
            <text:p>after creation/destruc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olving</text:p>
          </draw:text-box>
        </draw:frame>
        <draw:frame draw:style-name="gr6" draw:text-style-name="P5" draw:layer="layout" svg:width="5.072cm" svg:height="0.962cm" svg:x="1.4cm" svg:y="2.035cm">
          <draw:text-box>
            <text:p>M = 10</text:p>
          </draw:text-box>
        </draw:frame>
        <draw:frame draw:style-name="gr8" draw:text-style-name="P4" draw:layer="layout" svg:width="4.979cm" svg:height="10.778cm" svg:x="6.053cm" svg:y="4.169cm">
          <draw:image xlink:href="Pictures/10000001000002120000046C00898909379E01C0.png" xlink:type="simple" xlink:show="embed" xlink:actuate="onLoad" draw:mime-type="image/png">
            <text:p/>
          </draw:image>
        </draw:frame>
        <draw:frame draw:style-name="gr8" draw:text-style-name="P4" draw:layer="layout" svg:width="4.88cm" svg:height="10.623cm" svg:x="11.128cm" svg:y="4.169cm">
          <draw:image xlink:href="Pictures/100000010000020F0000046CE980532E2C28CD4B.png" xlink:type="simple" xlink:show="embed" xlink:actuate="onLoad" draw:mime-type="image/png">
            <text:p/>
          </draw:image>
        </draw:frame>
        <draw:frame draw:style-name="gr8" draw:text-style-name="P4" draw:layer="layout" svg:width="5.08cm" svg:height="10.913cm" svg:x="0.659cm" svg:y="3.995cm">
          <draw:image xlink:href="Pictures/100000010000020F0000046C8933478CCE9BBE5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ynthetic data + true model</text:p>
          </draw:text-box>
        </draw:frame>
        <draw:frame draw:style-name="gr2" draw:text-style-name="P3" draw:layer="layout" svg:width="14.143cm" svg:height="14.143cm" svg:x="-1.873cm" svg:y="2.646cm">
          <draw:image xlink:href="Pictures/1000000100000BB800000BB8A8670F500118A15A.png" xlink:type="simple" xlink:show="embed" xlink:actuate="onLoad" draw:mime-type="image/png">
            <text:p/>
          </draw:image>
        </draw:frame>
        <draw:frame draw:style-name="gr2" draw:text-style-name="P3" draw:layer="layout" svg:width="14.143cm" svg:height="14.143cm" svg:x="4.305cm" svg:y="2.645cm">
          <draw:image xlink:href="Pictures/1000000100000BB800000BB8D8FD0E72165B356B.png" xlink:type="simple" xlink:show="embed" xlink:actuate="onLoad" draw:mime-type="image/png">
            <text:p/>
          </draw:image>
        </draw:frame>
        <draw:frame draw:style-name="gr2" draw:text-style-name="P3" draw:layer="layout" svg:width="14.143cm" svg:height="14.143cm" svg:x="12.456cm" svg:y="2.645cm">
          <draw:image xlink:href="Pictures/1000000100000BB800000BB81AB5C26A8E9D90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ynthetic data + true model</text:p>
          </draw:text-box>
        </draw:frame>
        <draw:frame draw:style-name="gr2" draw:text-style-name="P3" draw:layer="layout" svg:width="14.143cm" svg:height="14.143cm" svg:x="-1.873cm" svg:y="2.646cm">
          <draw:image xlink:href="Pictures/1000000100000BB800000BB8A8670F500118A15A.png" xlink:type="simple" xlink:show="embed" xlink:actuate="onLoad" draw:mime-type="image/png">
            <text:p/>
          </draw:image>
        </draw:frame>
        <draw:frame draw:style-name="gr2" draw:text-style-name="P3" draw:layer="layout" svg:width="14.143cm" svg:height="14.143cm" svg:x="4.305cm" svg:y="2.645cm">
          <draw:image xlink:href="Pictures/1000000100000BB800000BB8D8FD0E72165B356B.png" xlink:type="simple" xlink:show="embed" xlink:actuate="onLoad" draw:mime-type="image/png">
            <text:p/>
          </draw:image>
        </draw:frame>
        <draw:frame draw:style-name="gr2" draw:text-style-name="P3" draw:layer="layout" svg:width="14.143cm" svg:height="14.143cm" svg:x="12.456cm" svg:y="2.645cm">
          <draw:image xlink:href="Pictures/1000000100000BB800000BB81AB5C26A8E9D90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apping/ordering</text:p>
          </draw:text-box>
        </draw:frame>
        <draw:g>
          <svg:title>TexMaths</svg:title>
          <svg:desc>16§latex§$t_1, t_2, t_3, ...., t_n$§svg§600§FALSE§</svg:desc>
          <draw:frame draw:style-name="gr2" draw:text-style-name="P3" draw:layer="layout" svg:width="6.331cm" svg:height="0.842cm" svg:x="3.995cm" svg:y="4.925cm">
            <draw:image xlink:href="Pictures/100030A60000086E00000120FF8AD4DA40CAA155.svg" xlink:type="simple" xlink:show="embed" xlink:actuate="onLoad" draw:mime-type="image/svg+xml">
              <text:p/>
            </draw:image>
            <draw:image xlink:href="Pictures/10000001000000520000000BC20F94289CBF172D.png" xlink:type="simple" xlink:show="embed" xlink:actuate="onLoad" draw:mime-type="image/png"/>
          </draw:frame>
        </draw:g>
        <draw:g>
          <svg:title>TexMaths</svg:title>
          <svg:desc>16§latex§$t'_1, t'_3, t'_2, ...., t'_n$§svg§600§FALSE§</svg:desc>
          <draw:frame draw:style-name="gr2" draw:text-style-name="P3" draw:layer="layout" svg:width="6.26cm" svg:height="1.034cm" svg:x="4.283cm" svg:y="8.1cm">
            <draw:image xlink:href="Pictures/100037720000086E00000165EABFED1BDCA8E18C.svg" xlink:type="simple" xlink:show="embed" xlink:actuate="onLoad" draw:mime-type="image/svg+xml">
              <text:p/>
            </draw:image>
            <draw:image xlink:href="Pictures/10000001000000520000000EBF516C470FACCF50.png" xlink:type="simple" xlink:show="embed" xlink:actuate="onLoad" draw:mime-type="image/png"/>
          </draw:frame>
        </draw:g>
        <draw:frame draw:style-name="gr2" draw:text-style-name="P3" draw:layer="layout" svg:width="9.836cm" svg:height="9.38cm" svg:x="13.56cm" svg:y="5.169cm">
          <draw:image xlink:href="Pictures/100000010000025B0000023F6DB7716FBA673D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9T08:42:10.147116465</meta:creation-date>
    <meta:generator>LibreOffice/7.3.3.2$Linux_X86_64 LibreOffice_project/30$Build-2</meta:generator>
    <dc:date>2022-05-31T21:00:45.492344806</dc:date>
    <meta:editing-duration>P6DT1H21M54S</meta:editing-duration>
    <meta:editing-cycles>5</meta:editing-cycles>
    <meta:document-statistic meta:object-count="84"/>
  </office:meta>
</office:document-meta>
</file>